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ateleira</text:p>
          </table:table-cell>
          <table:table-cell table:style-name="Default" office:value-type="string" calcext:value-type="string">
            <text:p>d(m)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eN1+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.75+1/8+1/8+1/4+1/8)*0.0254" office:value-type="float" office:value="0.060325" calcext:value-type="float">
            <text:p>0.060325</text:p>
          </table:table-cell>
          <table:table-cell office:value-type="float" office:value="2862" calcext:value-type="float">
            <text:p>2862</text:p>
          </table:table-cell>
          <table:table-cell office:value-type="float" office:value="2977" calcext:value-type="float">
            <text:p>2977</text:p>
          </table:table-cell>
          <table:table-cell table:formula="of:=[.C2]+[.D2]" office:value-type="float" office:value="5839" calcext:value-type="float">
            <text:p>5839</text:p>
          </table:table-cell>
          <table:table-cell table:formula="of:=SQRT([.E2])" office:value-type="float" office:value="76.4133496190293" calcext:value-type="float">
            <text:p>76.413349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(1/4+1/8)*0.0254" office:value-type="float" office:value="0.06985" calcext:value-type="float">
            <text:p>0.06985</text:p>
          </table:table-cell>
          <table:table-cell office:value-type="float" office:value="1871" calcext:value-type="float">
            <text:p>1871</text:p>
          </table:table-cell>
          <table:table-cell office:value-type="float" office:value="1853" calcext:value-type="float">
            <text:p>1853</text:p>
          </table:table-cell>
          <table:table-cell table:formula="of:=[.C3]+[.D3]" office:value-type="float" office:value="3724" calcext:value-type="float">
            <text:p>3724</text:p>
          </table:table-cell>
          <table:table-cell table:formula="of:=SQRT([.E3])" office:value-type="float" office:value="61.0245852095694" calcext:value-type="float">
            <text:p>61.0245852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(1/4+1/8)*0.0254" office:value-type="float" office:value="0.079375" calcext:value-type="float">
            <text:p>0.079375</text:p>
          </table:table-cell>
          <table:table-cell office:value-type="float" office:value="1235" calcext:value-type="float">
            <text:p>1235</text:p>
          </table:table-cell>
          <table:table-cell office:value-type="float" office:value="1252" calcext:value-type="float">
            <text:p>1252</text:p>
          </table:table-cell>
          <table:table-cell table:formula="of:=[.C4]+[.D4]" office:value-type="float" office:value="2487" calcext:value-type="float">
            <text:p>2487</text:p>
          </table:table-cell>
          <table:table-cell table:formula="of:=SQRT([.E4])" office:value-type="float" office:value="49.8698305591667" calcext:value-type="float">
            <text:p>49.8698305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(1/4+1/8)*0.0254" office:value-type="float" office:value="0.0889" calcext:value-type="float">
            <text:p>0.0889</text:p>
          </table:table-cell>
          <table:table-cell office:value-type="float" office:value="883" calcext:value-type="float">
            <text:p>883</text:p>
          </table:table-cell>
          <table:table-cell office:value-type="float" office:value="904" calcext:value-type="float">
            <text:p>904</text:p>
          </table:table-cell>
          <table:table-cell table:formula="of:=[.C5]+[.D5]" office:value-type="float" office:value="1787" calcext:value-type="float">
            <text:p>1787</text:p>
          </table:table-cell>
          <table:table-cell table:formula="of:=SQRT([.E5])" office:value-type="float" office:value="42.2729227756965" calcext:value-type="float">
            <text:p>42.2729227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(1/4+1/8)*0.0254" office:value-type="float" office:value="0.098425" calcext:value-type="float">
            <text:p>0.098425</text:p>
          </table:table-cell>
          <table:table-cell office:value-type="float" office:value="782" calcext:value-type="float">
            <text:p>782</text:p>
          </table:table-cell>
          <table:table-cell office:value-type="float" office:value="731" calcext:value-type="float">
            <text:p>731</text:p>
          </table:table-cell>
          <table:table-cell table:formula="of:=[.C6]+[.D6]" office:value-type="float" office:value="1513" calcext:value-type="float">
            <text:p>1513</text:p>
          </table:table-cell>
          <table:table-cell table:formula="of:=SQRT([.E6])" office:value-type="float" office:value="38.8973006775534" calcext:value-type="float">
            <text:p>38.8973006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 number:grouping="true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6:00:00.940938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58:59.307747692</meta:creation-date>
    <dc:date>2015-11-12T16:12:18.54471856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6" meta:object-count="0"/>
  </office:meta>
</office:document-meta>
</file>